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to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c sm5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[.B3]*[.C3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https://www.thomann.de/fr/shure_sm58.ht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table:formula="of:=[.B4]*[.C4]"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<text:a xlink:href="https://www.thomann.de/fr/alto_tx_308.htm" xlink:type="simple">https://www.thomann.de/fr/alto_tx_308.htm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e son 2x2 UMC2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5]*[.C5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https://www.thomann.de/fr/behringer_u_phoria_umc22.htm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ble XLR-jack 6m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formula="of:=[.B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www.thomann.de/fr/the_sssnake_smp6bk_mikrofonkabel.htm?listPosition=13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âble XLR 10m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formula="of:=[.B9]*[.C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www.thomann.de/fr/the_sssnake_smp10bk_mikrofonkabel.htm?listPosition=2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âble XLR 7.5m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,5</text:p>
          </table:table-cell>
          <table:table-cell table:formula="of:=[.B10]*[.C10]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https://www.thomann.de/fr/cordial_em_75_fm_elements.htm</text:p>
          </table:table-cell>
          <table:table-cell table:number-columns-repeated="6"/>
          <table:table-cell office:value-type="string" calcext:value-type="string">
            <text:p>lampes_rail_début 6</text:p>
          </table:table-cell>
        </table:table-row>
        <table:table-row table:style-name="ro1">
          <table:table-cell table:style-name="ce1" office:value-type="string" calcext:value-type="string">
            <text:p>Câble XLR 6m</text:p>
          </table:table-cell>
          <table:table-cell office:value-type="float" office:value="9" calcext:value-type="float">
            <text:p>9</text:p>
          </table:table-cell>
          <table:table-cell office:value-type="float" office:value="7.9" calcext:value-type="float">
            <text:p>7,9</text:p>
          </table:table-cell>
          <table:table-cell table:formula="of:=[.B11]*[.C11]" office:value-type="float" office:value="71.1" calcext:value-type="float">
            <text:p>71,1</text:p>
          </table:table-cell>
          <table:table-cell table:number-columns-repeated="2"/>
          <table:table-cell office:value-type="string" calcext:value-type="string">
            <text:p>https://www.thomann.de/fr/pro_snake_tpm_6.htm?listPosition=2</text:p>
          </table:table-cell>
          <table:table-cell table:number-columns-repeated="6"/>
          <table:table-cell office:value-type="string" calcext:value-type="string">
            <text:p>Servos 6 + micro 1 + hp 2</text:p>
          </table:table-cell>
        </table:table-row>
        <table:table-row table:style-name="ro1">
          <table:table-cell office:value-type="string" calcext:value-type="string">
            <text:p>Câble XLR 5m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,6</text:p>
          </table:table-cell>
          <table:table-cell table:formula="of:=[.B12]*[.C12]" office:value-type="float" office:value="26.4" calcext:value-type="float">
            <text:p>26,4</text:p>
          </table:table-cell>
          <table:table-cell table:number-columns-repeated="2"/>
          <table:table-cell office:value-type="string" calcext:value-type="string">
            <text:p>https://www.thomann.de/fr/cordial_em_5_fm_elements.htm?listPosition=17</text:p>
          </table:table-cell>
          <table:table-cell table:number-columns-repeated="6"/>
          <table:table-cell office:value-type="string" calcext:value-type="string">
            <text:p>Lampes 4</text:p>
          </table:table-cell>
        </table:table-row>
        <table:table-row table:style-name="ro1">
          <table:table-cell office:value-type="string" calcext:value-type="string">
            <text:p>Câble XLR 2m</text:p>
          </table:table-cell>
          <table:table-cell table:number-columns-repeated="2"/>
          <table:table-cell table:formula="of:=[.B13]*[.C1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âble XLR 1.5m</text:p>
          </table:table-cell>
          <table:table-cell office:value-type="float" office:value="6" calcext:value-type="float">
            <text:p>6</text:p>
          </table:table-cell>
          <table:table-cell office:value-type="float" office:value="4.39" calcext:value-type="float">
            <text:p>4,39</text:p>
          </table:table-cell>
          <table:table-cell table:formula="of:=[.B14]*[.C14]" office:value-type="float" office:value="26.34" calcext:value-type="float">
            <text:p>26,34</text:p>
          </table:table-cell>
          <table:table-cell table:number-columns-repeated="2"/>
          <table:table-cell office:value-type="string" calcext:value-type="string">
            <text:p>https://www.thomann.de/fr/cordial_em_15_fm_elements.htm?listPosition=4</text:p>
          </table:table-cell>
          <table:table-cell table:number-columns-repeated="6"/>
          <table:table-cell office:value-type="string" calcext:value-type="string">
            <text:p>lampes_rail_fin 6</text:p>
          </table:table-cell>
        </table:table-row>
        <table:table-row table:style-name="ro1">
          <table:table-cell office:value-type="string" calcext:value-type="string">
            <text:p>Câble XLR 1m</text:p>
          </table:table-cell>
          <table:table-cell/>
          <table:table-cell office:value-type="float" office:value="4.09" calcext:value-type="float">
            <text:p>4,09</text:p>
          </table:table-cell>
          <table:table-cell table:formula="of:=[.B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www.thomann.de/fr/cordial_em_1_fm_elements.htm?listPosition=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âble XLR 0.5m</text:p>
          </table:table-cell>
          <table:table-cell table:number-columns-repeated="2"/>
          <table:table-cell table:formula="of:=[.B16]*[.C1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base XLR M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,5</text:p>
          </table:table-cell>
          <table:table-cell table:formula="of:=[.B17]*[.C17]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base XLR F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,5</text:p>
          </table:table-cell>
          <table:table-cell table:formula="of:=[.B18]*[.C18]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âble speakon 0.5m</text:p>
          </table:table-cell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,6</text:p>
          </table:table-cell>
          <table:table-cell table:formula="of:=[.B20]*[.C20]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https://www.thomann.de/fr/pro_snake_14710_05_speaker_twist_4_pin.htm?listPosition=0</text:p>
          </table:table-cell>
          <table:table-cell table:number-columns-repeated="6"/>
          <table:table-cell office:value-type="string" calcext:value-type="string">
            <text:p>Rails 5</text:p>
          </table:table-cell>
        </table:table-row>
        <table:table-row table:style-name="ro1">
          <table:table-cell office:value-type="string" calcext:value-type="string">
            <text:p>Câble speakon 1.5m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,6</text:p>
          </table:table-cell>
          <table:table-cell table:formula="of:=[.B21]*[.C21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https://www.thomann.de/fr/pro_snake_tpl_4_15_ll_2.htm?listPosition=2</text:p>
          </table:table-cell>
          <table:table-cell table:number-columns-repeated="6"/>
          <table:table-cell office:value-type="string" calcext:value-type="string">
            <text:p>Vélos 5</text:p>
          </table:table-cell>
        </table:table-row>
        <table:table-row table:style-name="ro1">
          <table:table-cell office:value-type="string" calcext:value-type="string">
            <text:p>Câble speakon 3m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,6</text:p>
          </table:table-cell>
          <table:table-cell table:formula="of:=[.B22]*[.C22]" office:value-type="float" office:value="22.6" calcext:value-type="float">
            <text:p>22,6</text:p>
          </table:table-cell>
          <table:table-cell table:number-columns-repeated="2"/>
          <table:table-cell office:value-type="string" calcext:value-type="string">
            <text:p>https://www.thomann.de/fr/pro_snake_tpl_4_3_ll.htm?listPosition=5</text:p>
          </table:table-cell>
          <table:table-cell table:number-columns-repeated="6"/>
          <table:table-cell office:value-type="string" calcext:value-type="string">
            <text:p>Rail1 1</text:p>
          </table:table-cell>
        </table:table-row>
        <table:table-row table:style-name="ro1">
          <table:table-cell office:value-type="string" calcext:value-type="string">
            <text:p>Câble speakon 5m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B23]*[.C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www.thomann.de/fr/pro_snake_tpl_4_5_ll.htm?listPosition=1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âble speakon 10m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24]*[.C24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https://www.thomann.de/fr/pro_snake_tpl_4_10_ll.htm?listPosition=24</text:p>
          </table:table-cell>
          <table:table-cell table:number-columns-repeated="6"/>
          <table:table-cell office:value-type="string" calcext:value-type="string">
            <text:p>Vélo1 1</text:p>
          </table:table-cell>
        </table:table-row>
        <table:table-row table:style-name="ro1">
          <table:table-cell office:value-type="string" calcext:value-type="string">
            <text:p>Embase speakon</text:p>
          </table:table-cell>
          <table:table-cell office:value-type="float" office:value="26" calcext:value-type="float">
            <text:p>26</text:p>
          </table:table-cell>
          <table:table-cell office:value-type="float" office:value="1.79" calcext:value-type="float">
            <text:p>1,79</text:p>
          </table:table-cell>
          <table:table-cell table:formula="of:=[.B25]*[.C25]" office:value-type="float" office:value="46.54" calcext:value-type="float">
            <text:p>46,54</text:p>
          </table:table-cell>
          <table:table-cell table:number-columns-repeated="2"/>
          <table:table-cell office:value-type="string" calcext:value-type="string">
            <text:p>https://www.thomann.de/fr/neutrik_nl4mp_dtyp.htm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7]*[.C27]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https://fr.farnell.com/cree/cxa1304-0000-000c00a430f/led-haute-lumi-blanche-3000k-355lm/dp/2430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iver leds</text:p>
          </table:table-cell>
          <table:table-cell office:value-type="float" office:value="16" calcext:value-type="float">
            <text:p>16</text:p>
          </table:table-cell>
          <table:table-cell office:value-type="float" office:value="8.4" calcext:value-type="float">
            <text:p>8,4</text:p>
          </table:table-cell>
          <table:table-cell table:formula="of:=[.B28]*[.C28]" office:value-type="float" office:value="134.4" calcext:value-type="float">
            <text:p>134,4</text:p>
          </table:table-cell>
          <table:table-cell table:number-columns-repeated="2"/>
          <table:table-cell office:value-type="string" calcext:value-type="string">
            <text:p>https://www.gotronic.fr/art-driver-de-led-de-puissance-com-13716-24815.htm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B29]*[.C2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itier G313 171x121x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30]*[.C30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https://fr.farnell.com/multicomp/g313/coffret-abs/dp/1094702?krypto=9LBMB1h9GS9O%2BtQ6OOjFIVU%2FC5engklNprdsvDGzvkAjtNF9GiOXcyEszBYYEOfNMoi8tcVji0t7mN4uqoLS49hk1CFHkSEK8zgbKT7NG6%2BrsYMYXUIh2avRjuAwEGUB</text:p>
          </table:table-cell>
          <table:table-cell table:number-columns-repeated="7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3"/>
          <table:table-cell table:formula="of:=SUM([.D3:.D37])" office:value-type="float" office:value="1346.38" calcext:value-type="float">
            <text:p>1346,3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3">00/00/0000</text:date>, <text:time style:data-style-name="N2" text:time-value="10:25:01.925718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0T12:44:19.540408295</meta:creation-date>
    <dc:date>2022-02-23T13:47:03.961267087</dc:date>
    <meta:editing-duration>P2DT35M34S</meta:editing-duration>
    <meta:editing-cycles>6</meta:editing-cycles>
    <meta:generator>LibreOffice/5.1.6.2$Linux_X86_64 LibreOffice_project/10m0$Build-2</meta:generator>
    <meta:document-statistic meta:table-count="1" meta:cell-count="122" meta:object-count="0"/>
  </office:meta>
</office:document-meta>
</file>